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5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7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table:style-name="ce1" office:value-type="string" calcext:value-type="string">
            <text:p>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initial_cmds_as_available_cmd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hould_change_available_cmds_if_state_chang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Empty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emptyland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w gamemap place and so on</text:p>
          </table:table-cell>
        </table:table-row>
        <table:table-row table:style-name="ro1">
          <table:table-cell office:value-type="string" calcext:value-type="string">
            <text:p>should_change_money_and_add_land_and_change_land_owner_after_have_enough_money_to_sayYes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ck junit 冲突？？？</text:p>
          </table:table-cell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Own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ownlan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money_and_change_land_level_after_have_enough_money_and_land_level_to_sayYe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land_level_is_maxlevel_to_sayYe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Gift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giftroom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money_when_chose_on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oint_when_chose_tw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get_god_when_chose_thre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chose_or_wrong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Others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otherslan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my_money_and_others_money_when_have_enough_money_to_pay_bill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gameover_when_no_enough_money_to_pay_bill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StartingPoint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startingpoin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Magic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agicroom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Hospital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hospita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Prison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pris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rison_days_when_roll_to_pris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Mine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in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gain_point_when_roll_to_min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Tool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toolroom_and_no_enough_poin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return_available_cmds_after_roll_to_toolroom_and_have_enough_poin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oint_and_toolsnum_when_have_enough_point_to_chose_on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oint_and_toolsnum_when_have_enough_point_to_chose_tw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oint_and_toolsnum_when_have_enough_point_to_chose_thre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available_cmds_when_no_enough_point_or_space_to_buy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available_cmds_after_chose_or_wrong_cm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chose_exit_cm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lock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lock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landstatus_after_block_succes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mb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omb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landstatus_after_bomb_succes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bot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bot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mapstatus_after_robot_succes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us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l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landnum_and_landowner_and_landlevel_and_money_after_sell_succes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land_to_sel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llToo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tool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point_after_selltool_succes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sel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uery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query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elp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help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ch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change_available_cmds_after_rich_cm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initial_mone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initial_player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ameMap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land_when_get_by_positi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stop_when_encounter_block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goto_hospital_when_encounter_bomb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:.B84])" office:value-type="float" office:value="303" calcext:value-type="float">
            <text:p>303</text:p>
          </table:table-cell>
          <table:table-cell table:formula="of:=SUM([.C2:.C84])" office:value-type="float" office:value="81" calcext:value-type="float">
            <text:p>81</text:p>
          </table:table-cell>
          <table:table-cell/>
        </table:table-row>
        <table:table-row table:style-name="ro1" table:number-rows-repeated="5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6">00/00/0000</text:date>, <text:time style:data-style-name="N2" text:time-value="22:07:50.03832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5:32:55.837827000</meta:creation-date>
    <meta:generator>LibreOffice/5.1.4.2$MacOSX_X86_64 LibreOffice_project/a2b79effd678115174773cc8f9c66d2b5833e18c</meta:generator>
    <dc:date>2016-11-26T00:28:18.717132000</dc:date>
    <meta:editing-duration>PT3H3M12S</meta:editing-duration>
    <meta:editing-cycles>30</meta:editing-cycles>
    <meta:document-statistic meta:table-count="1" meta:cell-count="158" meta:object-count="0"/>
  </office:meta>
</office:document-meta>
</file>